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sEventWrapper.FacesEventWrapper( FacesEvent facesEvent , UIComponent redirect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esEventWrapper.process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getWrappedFaces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isAppropriateListener( FacesListener faces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setPhaseId( PhaseId pha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sEventWrapper.getPha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